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A1]+5" office:value-type="float" office:value="105" calcext:value-type="float">
            <text:p>10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formula="of:=[.A2]+5" office:value-type="float" office:value="110" calcext:value-type="float">
            <text:p>11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formula="of:=[.A3]+5" office:value-type="float" office:value="115" calcext:value-type="float">
            <text:p>115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formula="of:=[.A4]+5" office:value-type="float" office:value="120" calcext:value-type="float">
            <text:p>120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formula="of:=[.A5]+5" office:value-type="float" office:value="125" calcext:value-type="float">
            <text:p>125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formula="of:=[.A6]+5" office:value-type="float" office:value="130" calcext:value-type="float">
            <text:p>130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table:formula="of:=[.A7]+5" office:value-type="float" office:value="135" calcext:value-type="float">
            <text:p>135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1">
          <table:table-cell table:formula="of:=[.A8]+5" office:value-type="float" office:value="140" calcext:value-type="float">
            <text:p>140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1">
          <table:table-cell table:formula="of:=[.A9]+5" office:value-type="float" office:value="145" calcext:value-type="float">
            <text:p>145</text:p>
          </table:table-cell>
          <table:table-cell table:style-name="Default" office:value-type="float" office:value="9" calcext:value-type="float">
            <text:p>9</text:p>
          </table:table-cell>
        </table:table-row>
        <table:table-row table:style-name="ro1">
          <table:table-cell table:formula="of:=[.A10]+5" office:value-type="float" office:value="150" calcext:value-type="float">
            <text:p>150</text:p>
          </table:table-cell>
          <table:table-cell table:style-name="Default" office:value-type="string" calcext:value-type="string">
            <text:p>racine carrée</text:p>
          </table:table-cell>
        </table:table-row>
        <table:table-row table:style-name="ro1">
          <table:table-cell table:formula="of:=[.A11]+5" office:value-type="float" office:value="155" calcext:value-type="float">
            <text:p>155</text:p>
          </table:table-cell>
          <table:table-cell table:style-name="Default" office:value-type="string" calcext:value-type="string">
            <text:p>puissance</text:p>
          </table:table-cell>
        </table:table-row>
        <table:table-row table:style-name="ro1">
          <table:table-cell table:formula="of:=[.A12]+5" office:value-type="float" office:value="160" calcext:value-type="float">
            <text:p>160</text:p>
          </table:table-cell>
          <table:table-cell table:style-name="Default" office:value-type="string" calcext:value-type="string">
            <text:p>+</text:p>
          </table:table-cell>
        </table:table-row>
        <table:table-row table:style-name="ro1">
          <table:table-cell table:formula="of:=[.A13]+5" office:value-type="float" office:value="165" calcext:value-type="float">
            <text:p>165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table:formula="of:=[.A14]+5" office:value-type="float" office:value="170" calcext:value-type="float">
            <text:p>170</text:p>
          </table:table-cell>
          <table:table-cell table:style-name="Default" office:value-type="string" calcext:value-type="string">
            <text:p>*</text:p>
          </table:table-cell>
        </table:table-row>
        <table:table-row table:style-name="ro1">
          <table:table-cell table:formula="of:=[.A15]+5" office:value-type="float" office:value="175" calcext:value-type="float">
            <text:p>175</text:p>
          </table:table-cell>
          <table:table-cell table:style-name="ce1" office:value-type="string" calcext:value-type="string">
            <text:p>÷</text:p>
          </table:table-cell>
        </table:table-row>
        <table:table-row table:style-name="ro1">
          <table:table-cell table:formula="of:=[.A16]+5" office:value-type="float" office:value="180" calcext:value-type="float">
            <text:p>180</text:p>
          </table:table-cell>
          <table:table-cell table:style-name="Default" office:value-type="string" calcext:value-type="string">
            <text:p>sinus</text:p>
          </table:table-cell>
        </table:table-row>
        <table:table-row table:style-name="ro1">
          <table:table-cell table:formula="of:=[.A17]+5" office:value-type="float" office:value="185" calcext:value-type="float">
            <text:p>185</text:p>
          </table:table-cell>
          <table:table-cell table:style-name="Default" office:value-type="string" calcext:value-type="string">
            <text:p>cosinus</text:p>
          </table:table-cell>
        </table:table-row>
        <table:table-row table:style-name="ro1">
          <table:table-cell table:formula="of:=[.A18]+5" office:value-type="float" office:value="190" calcext:value-type="float">
            <text:p>190</text:p>
          </table:table-cell>
          <table:table-cell table:style-name="Default" office:value-type="string" calcext:value-type="string">
            <text:p>tangente</text:p>
          </table:table-cell>
        </table:table-row>
        <table:table-row table:style-name="ro1">
          <table:table-cell table:formula="of:=[.A19]+5" office:value-type="float" office:value="195" calcext:value-type="float">
            <text:p>195</text:p>
          </table:table-cell>
          <table:table-cell table:style-name="Default" office:value-type="string" calcext:value-type="string">
            <text:p>(</text:p>
          </table:table-cell>
        </table:table-row>
        <table:table-row table:style-name="ro1">
          <table:table-cell table:formula="of:=[.A20]+5" office:value-type="float" office:value="200" calcext:value-type="float">
            <text:p>200</text:p>
          </table:table-cell>
          <table:table-cell table:style-name="Default" office:value-type="string" calcext:value-type="string">
            <text:p>)</text:p>
          </table:table-cell>
        </table:table-row>
        <table:table-row table:style-name="ro1">
          <table:table-cell table:formula="of:=[.A21]+5" office:value-type="float" office:value="205" calcext:value-type="float">
            <text:p>2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formula="of:=[.A22]+5"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formula="of:=[.A23]+5" office:value-type="float" office:value="215" calcext:value-type="float">
            <text:p>2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[.A24]+5" office:value-type="float" office:value="220" calcext:value-type="float">
            <text:p>22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formula="of:=[.A25]+5" office:value-type="float" office:value="225" calcext:value-type="float">
            <text:p>22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formula="of:=[.A26]+5" office:value-type="float" office:value="230" calcext:value-type="float">
            <text:p>23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[.A27]+5" office:value-type="float" office:value="235" calcext:value-type="float">
            <text:p>23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formula="of:=[.A28]+5" office:value-type="float" office:value="240" calcext:value-type="float">
            <text:p>24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formula="of:=[.A29]+5" office:value-type="float" office:value="245" calcext:value-type="float">
            <text:p>24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formula="of:=[.A30]+5" office:value-type="float" office:value="250" calcext:value-type="float">
            <text:p>25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formula="of:=[.A31]+5" office:value-type="float" office:value="255" calcext:value-type="float">
            <text:p>255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formula="of:=[.A32]+5" office:value-type="float" office:value="260" calcext:value-type="float">
            <text:p>26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formula="of:=[.A33]+5" office:value-type="float" office:value="265" calcext:value-type="float">
            <text:p>26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formula="of:=[.A34]+5" office:value-type="float" office:value="270" calcext:value-type="float">
            <text:p>27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formula="of:=[.A35]+5" office:value-type="float" office:value="275" calcext:value-type="float">
            <text:p>27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formula="of:=[.A36]+5" office:value-type="float" office:value="280" calcext:value-type="float">
            <text:p>28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[.A37]+5" office:value-type="float" office:value="285" calcext:value-type="float">
            <text:p>285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table:formula="of:=[.A38]+5" office:value-type="float" office:value="290" calcext:value-type="float">
            <text:p>29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formula="of:=[.A39]+5" office:value-type="float" office:value="295" calcext:value-type="float">
            <text:p>29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[.A40]+5" office:value-type="float" office:value="300" calcext:value-type="float">
            <text:p>30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formula="of:=[.A41]+5" office:value-type="float" office:value="305" calcext:value-type="float">
            <text:p>30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formula="of:=[.A42]+5" office:value-type="float" office:value="310" calcext:value-type="float">
            <text:p>31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formula="of:=[.A43]+5" office:value-type="float" office:value="315" calcext:value-type="float">
            <text:p>31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formula="of:=[.A44]+5" office:value-type="float" office:value="320" calcext:value-type="float">
            <text:p>3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45]+5" office:value-type="float" office:value="325" calcext:value-type="float">
            <text:p>32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[.A46]+5" office:value-type="float" office:value="330" calcext:value-type="float">
            <text:p>330</text:p>
          </table:table-cell>
          <table:table-cell office:value-type="string" calcext:value-type="string">
            <text:p>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3:53:36.0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1-03-30T14:00:13.148000000</dc:date>
    <meta:editing-duration>PT6M58S</meta:editing-duration>
    <meta:editing-cycles>2</meta:editing-cycles>
    <meta:document-statistic meta:table-count="1" meta:cell-count="94" meta:object-count="0"/>
  </office:meta>
</office:document-meta>
</file>